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4d19"/>
    </style:style>
    <style:style style:name="P2" style:family="paragraph" style:parent-style-name="Preformatted_20_Text">
      <style:text-properties officeooo:rsid="00174d19" officeooo:paragraph-rsid="00174d19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text-properties style:text-underline-style="solid" style:text-underline-width="auto" style:text-underline-color="font-color"/>
    </style:style>
    <style:style style:name="P5" style:family="paragraph" style:parent-style-name="Preformatted_20_Text">
      <style:text-properties style:text-underline-style="solid" style:text-underline-width="auto" style:text-underline-color="font-color" officeooo:paragraph-rsid="00174d19"/>
    </style:style>
    <style:style style:name="T1" style:family="text">
      <style:text-properties officeooo:rsid="00172096"/>
    </style:style>
    <style:style style:name="T2" style:family="text">
      <style:text-properties officeooo:rsid="00174d19"/>
    </style:style>
    <style:style style:name="T3" style:family="text">
      <style:text-properties officeooo:rsid="00176a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1) Q</text:span>uel est l'effet de la touche du clavier Inser (ou Ins) pendant la saisie de texte ?</text:p>
      <text:p text:style-name="Preformatted_20_Text"/>
      <text:p text:style-name="Preformatted_20_Text"><text:s text:c="4"/>La touche Inser permet de changer le mode de saisie. <text:span text:style-name="T1">La première permet de rajouter un caractère à la suite du curseur le second lui remplace le caractère sur le quel est le curseur par celui tapper au clavier.</text:span></text:p>
      <text:p text:style-name="Preformatted_20_Text"/>
      <text:p text:style-name="P4"><text:span text:style-name="T3">2) Q</text:span>uelle est la diff<text:span text:style-name="T1">é</text:span>rence entre passer <text:span text:style-name="T1">à</text:span> la ligne par la touche Entr<text:span text:style-name="T1">é</text:span>e et par la combinaison de touches Maj+Entr<text:span text:style-name="T1">é</text:span>e ?</text:p>
      <text:p text:style-name="Preformatted_20_Text"><text:s text:c="4"/><text:span text:style-name="T1">La touche entrée va créer un nouveau paragraphe. L’autre combinaison fait un simple retour à la ligne</text:span></text:p>
      <text:p text:style-name="Preformatted_20_Text"/>
      <text:p text:style-name="P4"><text:span text:style-name="T3">3)</text:span> <text:span text:style-name="T2">A</text:span> quoi sert l'espace <text:span text:style-name="T2">insecable ?</text:span></text:p>
      <text:p text:style-name="Preformatted_20_Text"><text:s text:c="4"/><text:span text:style-name="T3">Cette option permet d s’assurer que les deux mots que l’on sépare de cet espace resteront bien sur la même ligne.</text:span></text:p>
      <text:p text:style-name="Preformatted_20_Text"/>
      <text:p text:style-name="P5"><text:span text:style-name="T3">4) a/</text:span>Quelle option doit-on cocher pour <text:span text:style-name="T2">é</text:span>viter d'avoir une « canichene » ? A quoi sert l'option</text:p>
      <text:p text:style-name="P2">On doit cocher sélectionner le mot entier</text:p>
      <text:p text:style-name="P1"/>
      <text:p text:style-name="P4"><text:span text:style-name="T3">b/ A quoi sert </text:span>« Respecter la casse » ?</text:p>
      <text:p text:style-name="P3"><text:s text:c="2"/>"Respecter la casse" permet de diff<text:span text:style-name="T2">é</text:span>rencier les majuscules et les minuscul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14:02.695742281</meta:creation-date>
    <dc:date>2018-12-19T12:51:22.130000000</dc:date>
    <meta:editing-duration>PT10M2S</meta:editing-duration>
    <meta:editing-cycles>3</meta:editing-cycles>
    <meta:generator>LibreOffice/6.0.2.1$Windows_x86 LibreOffice_project/f7f06a8f319e4b62f9bc5095aa112a65d2f3ac89</meta:generator>
    <meta:document-statistic meta:table-count="0" meta:image-count="0" meta:object-count="0" meta:page-count="1" meta:paragraph-count="10" meta:word-count="169" meta:character-count="928" meta:non-whitespace-character-count="755"/>
  </office:meta>
</office:document-meta>
</file>